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bf9" officeooo:paragraph-rsid="001a7b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a li je bolje da pretprocesiranje mjerim iz tri dijela?</text:p>
      <text:p text:style-name="P1">Npr. Za poligon min-8-1 vrijeme izvrsavanja je sljedece&gt;</text:p>
      <text:p text:style-name="P1">1. 100 microsec za učitavnja poligona i prinalaženja područja vidljivosti za svako tjeme</text:p>
      <text:p text:style-name="P1">2. 700 microsec za pronalaženje skupa tačaka vidljivosti za svako tjeme poligona</text:p>
      <text:p text:style-name="P1">3. 500 micorsec za pronalaženje površine svakog područja vidljivosti</text:p>
      <text:p text:style-name="P1">4. 900 microsec za prinalaženje površine presjeka za svaka dva područja vidljivosti</text:p>
      <text:p text:style-name="P1"/>
      <text:p text:style-name="P1">Razlog zašto ovo pitam je taj što različiti gridiji koriste različite informacije iz pretrocesiranja. Npr. Za gridi koji koristi samo tačke vidljivosti nekog poligona ne treba računati vrijeme za pronalaženje površina i površina presjek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9T00:25:12.718227054</meta:creation-date>
    <dc:date>2020-09-09T00:39:27.147851551</dc:date>
    <meta:editing-duration>PT1M44S</meta:editing-duration>
    <meta:editing-cycles>1</meta:editing-cycles>
    <meta:document-statistic meta:table-count="0" meta:image-count="0" meta:object-count="0" meta:page-count="1" meta:paragraph-count="7" meta:word-count="100" meta:character-count="675" meta:non-whitespace-character-count="582"/>
    <meta:generator>LibreOffice/6.4.5.2$Linux_X86_64 LibreOffice_project/40$Build-2</meta:generator>
  </office:meta>
</office:document-meta>
</file>